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9a08b"/>
    </style:style>
    <style:style style:name="P2" style:family="paragraph" style:parent-style-name="Standard">
      <style:text-properties officeooo:rsid="0019a08b" officeooo:paragraph-rsid="0019a08b"/>
    </style:style>
    <style:style style:name="P3" style:family="paragraph" style:parent-style-name="Standard">
      <style:text-properties officeooo:paragraph-rsid="001b2bca"/>
    </style:style>
    <style:style style:name="P4" style:family="paragraph" style:parent-style-name="Standard">
      <style:text-properties officeooo:rsid="001b2bca" officeooo:paragraph-rsid="001b2bca"/>
    </style:style>
    <style:style style:name="T1" style:family="text">
      <style:text-properties style:font-name="sans-serif" fo:font-size="13.5pt"/>
    </style:style>
    <style:style style:name="T2" style:family="text">
      <style:text-properties style:font-name="monospace" fo:font-size="13.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Fall 2021CIS 3362 Week One AssignmentAssigned: 8/23/2021Due: 8/27/2021(via Webcourses)</text:span></text:p>
      <text:p text:style-name="P1"><text:span text:style-name="T1">For questions 1 -3 decode each message. The techniques used to encrypt the messages are given in parentheses right before the cipher text. In your write-up, explain the process you used to decrypt and include any code you might have used as an aid. Pleasedo not use websites that automatically solve ciphers as most of your grade will be based on your description of the decryption process and original codeyou include in your write up.</text:span></text:p>
      <text:p text:style-name="P1"><text:span text:style-name="T1">1) (shift) </text:span><text:span text:style-name="T2">hspytyczxpozldespczxldoz</text:span></text:p>
      <text:p text:style-name="P1"><text:span text:style-name="T1">WHENINROMEDOASTHEROMASDO</text:span></text:p>
      <text:p text:style-name="P1"><text:span text:style-name="T1"/></text:p>
      <text:p text:style-name="P2"><text:span text:style-name="T1">So, I just wrote a brute force python script to just print out all 26 possible decrypted texts and just look to see which one is correct. <text:s/>I mean, why not right?</text:span></text:p>
      <text:p text:style-name="P2"><text:span text:style-name="T1"/></text:p>
      <text:p text:style-name="P1"><text:span text:style-name="T1">2) (shift) </text:span><text:span text:style-name="T2">yvmuqhuqbbsqkjyekiisxeebmybbdejweedbyduqdtmumybbqbbxqluqrujjuhunfuhyudsu</text:span></text:p>
      <text:p text:style-name="P1"><text:span text:style-name="T2">IFWEAREALLCAUTIOUSSCHOOLWILLNOTGOONLINEANDWEWILLALLHAVEABETTEREXPERIENCE</text:span></text:p>
      <text:p text:style-name="P1"><text:span text:style-name="T2"/></text:p>
      <text:p text:style-name="P2"><text:span text:style-name="T2">This is the same as question one, just try everything and see what sticks.</text:span></text:p>
      <text:p text:style-name="P2"><text:span text:style-name="T2"/></text:p>
      <text:p text:style-name="P1"><text:span text:style-name="T1">3) (affine) </text:span><text:span text:style-name="T2">fxgksxfxcayclxivoawgviwofxfxobfxiaxcnfgbreovirofcpirewcbgvyxobsixoafgtiollrcidfgfxiygdifglvcbfgkforrlgaactcrcfcia</text:span></text:p>
      <text:p text:style-name="P1"><text:span text:style-name="T2">thoughthiscipherasmoremaththantheshiftonlyarelativelyminorchangehastobeappliedtothecodetoprintoutallpossibilities</text:span></text:p>
      <text:p text:style-name="P2"><text:span text:style-name="T2">c = 5, b = 12</text:span></text:p>
      <text:p text:style-name="P2"><text:span text:style-name="T2"/></text:p>
      <text:p text:style-name="P2"><text:span text:style-name="T2">I wrote a python script for this one too and it took way longer than I expected, mostly because I am an idiot. <text:s/>This script is also a brute force but I added logic to check if there were valid words in the text the algorithm has worked on. <text:s/>This narrows it down so I dont have to scroll through 312 possible key combo decryptions. <text:s/>It took me a long time to write the code for this because I was having issues reading from the text file with a list of common words. <text:s/>Now it works and Im glad I added the logic so I can reuse this code later, even if it did take like 5 times as long.</text:span></text:p>
      <text:p text:style-name="P2"><text:span text:style-name="T2"/></text:p>
      <text:p text:style-name="P2"><text:soft-page-break/><text:span text:style-name="T2"/></text:p>
      <text:p text:style-name="P3"><text:span text:style-name="T1">4) Using the affine cipherwith theencryption keys a = 15 and b = 6, encrypt the following plaintext:</text:span><text:span text:style-name="T2">tyingforsixteenthwithcornelluniversityinusnewsandworldreportspublicationmostinnovativeschoolscategoryucfisfloridastoprankedschoolforinnovation</text:span></text:p>
      <text:p text:style-name="P3"><text:span text:style-name="T2">fcwtsdibqwnfootfhywfhkibtopputwjobqwfcwtuqtoyqgtzyibpzboxibfqxuvpwkgfwiteiqfwttijgfwjoqkhiipqkgfosibcukdwqdpibwzgqfixbgtaozqkhiipdibwttijgfwit</text:span></text:p>
      <text:p text:style-name="P3"><text:span text:style-name="T2"/></text:p>
      <text:p text:style-name="P4"><text:span text:style-name="T2">Again, a python script, I mean, its so easy to just make the computer do this math (I dont enjoy doing math by hand). <text:s/>All I did was take in the text and keys at the command line and just run the encryption algorithm.</text:span></text:p>
      <text:p text:style-name="P3"><text:span text:style-name="T2"/></text:p>
      <text:p text:style-name="P3"><text:span text:style-name="T2"/></text:p>
      <text:p text:style-name="P3"><text:span text:style-name="T1">Files to Submit</text:span></text:p>
      <text:p text:style-name="P1"><text:span text:style-name="T1">Please submit a .pdf, .doc or .docx file with your write up describing how you broke each cipher (1-3). If you write any programs, you may either include the text of theprogram inthe write up or attach those programs as separate .java, .c or .py fil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8T17:23:35.495538972</meta:creation-date>
    <meta:generator>LibreOffice/6.4.7.2$Linux_X86_64 LibreOffice_project/40$Build-2</meta:generator>
    <dc:date>2021-08-28T17:39:41.273315440</dc:date>
    <meta:editing-duration>PT3M19S</meta:editing-duration>
    <meta:editing-cycles>1</meta:editing-cycles>
    <meta:document-statistic meta:table-count="0" meta:image-count="0" meta:object-count="0" meta:page-count="2" meta:paragraph-count="17" meta:word-count="380" meta:character-count="2673" meta:non-whitespace-character-count="2304"/>
  </office:meta>
</office:document-meta>
</file>